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c687f" officeooo:paragraph-rsid="000c687f"/>
    </style:style>
    <style:style style:name="T1" style:family="text">
      <style:text-properties officeooo:rsid="000e239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/><text:span text:style-name="T1">M</text:span>eu <text:span text:style-name="T1">projeto</text:span> é de uma loja de compra e vendas focado em produtos eletrônicos <text:span text:style-name="T1">onde pessoas de qualquer Estado do Brasil possam acessá-lo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1-10T14:57:35.232931516</meta:creation-date>
    <dc:date>2023-11-10T16:39:48.754174234</dc:date>
    <meta:editing-duration>PT1H6M39S</meta:editing-duration>
    <meta:editing-cycles>1</meta:editing-cycles>
    <meta:document-statistic meta:table-count="0" meta:image-count="0" meta:object-count="0" meta:page-count="1" meta:paragraph-count="1" meta:word-count="23" meta:character-count="136" meta:non-whitespace-character-count="113"/>
    <meta:generator>LibreOffice/6.4.7.2$Linux_X86_64 LibreOffice_project/40$Build-2</meta:generator>
  </office:meta>
</office:document-meta>
</file>